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00-00-00</text:date>, <text:time style:data-style-name="N2" text:time-value="16:06:44.885014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16:07:01.145131057</dc:date>
    <meta:editing-duration>PT1H16M35S</meta:editing-duration>
    <meta:editing-cycles>9</meta:editing-cycles>
    <meta:generator>LibreOffice/25.2.5.2$Linux_X86_64 LibreOffice_project/520$Build-2</meta:generator>
    <meta:document-statistic meta:table-count="3" meta:cell-count="48" meta:object-count="0"/>
  </office:meta>
</office:document-meta>
</file>